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200%"/>
      <style:text-properties style:font-name="Calibri" style:font-name-asian="Calibri1" style:font-name-complex="Calibri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</style:style>
    <style:style style:name="P4" style:family="paragraph" style:parent-style-name="Standard" style:master-page-name="Standard">
      <style:paragraph-properties fo:margin-top="0in" fo:margin-bottom="0in" loext:contextual-spacing="false" fo:line-height="200%" fo:text-align="center" style:justify-single-word="false" style:page-number="1"/>
      <style:text-properties style:font-name="Calibri" style:font-name-asian="Calibri1" style:font-name-complex="Calibri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127540" officeooo:paragraph-rsid="0021b9e5" style:font-name-asian="Calibri1" style:font-name-complex="Calibri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1b9e5" officeooo:paragraph-rsid="0021b9e5" style:font-name-asian="Calibri1" style:font-name-complex="Calibri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1b9e5" officeooo:paragraph-rsid="0023339c" style:font-name-asian="Calibri1" style:font-name-complex="Calibri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  <style:text-properties style:font-name="Calibri" officeooo:rsid="0021b9e5" officeooo:paragraph-rsid="0021b9e5" style:font-name-asian="Calibri1" style:font-name-complex="Calibri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  <style:text-properties style:font-name="Calibri" officeooo:rsid="0021b9e5" officeooo:paragraph-rsid="00252c9e" style:font-name-asian="Calibri1" style:font-name-complex="Calibri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1b9e5" officeooo:paragraph-rsid="00252c9e" style:font-name-asian="Calibri1" style:font-name-complex="Calibri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4facb" officeooo:paragraph-rsid="0024facb" style:font-name-asian="Calibri1" style:font-name-complex="Calibri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  <style:text-properties style:font-name="Calibri" officeooo:rsid="002716d9" officeooo:paragraph-rsid="002716d9" style:font-name-asian="Calibri1" style:font-name-complex="Calibri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text-indent="0in" style:auto-text-indent="false"/>
      <style:text-properties style:font-name="Calibri" officeooo:rsid="002716d9" officeooo:paragraph-rsid="002716d9" style:font-name-asian="Calibri1" style:font-name-complex="Calibri1"/>
    </style:style>
    <style:style style:name="T1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T2" style:family="text">
      <style:text-properties officeooo:rsid="00205559"/>
    </style:style>
    <style:style style:name="T3" style:family="text">
      <style:text-properties officeooo:rsid="0023339c"/>
    </style:style>
    <style:style style:name="T4" style:family="text">
      <style:text-properties officeooo:rsid="00252c9e"/>
    </style:style>
    <style:style style:name="T5" style:family="text">
      <style:text-properties officeooo:rsid="002716d9"/>
    </style:style>
    <style:style style:name="T6" style:family="text">
      <style:text-properties officeooo:rsid="00291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ess Report <text:span text:style-name="T2">5</text:span></text:p>
      <text:p text:style-name="P2">Github:</text:p>
      <text:p text:style-name="P3"><text:a xlink:type="simple" xlink:href="https://github.com/liyili2/haskell-semantics/tree/brrmorre" text:style-name="Internet_20_link" text:visited-style-name="Visited_20_Internet_20_Link"><text:span text:style-name="T1">https://github.com/liyili2/haskell-semantics/tree/brrmorre</text:span></text:a></text:p>
      <text:p text:style-name="P5"><text:tab/><text:span text:style-name="T2">The next step is the actual type inferencing algorithm.</text:span></text:p>
      <text:p text:style-name="P6"><text:tab/>I needed to create a syntax for polymorphic types that may contain monomorphic type variables and polymorphic type variables.</text:p>
      <text:p text:style-name="P7"><text:tab/><text:span text:style-name="T3">Then I made a</text:span> map from type constructor names to arities, <text:span text:style-name="T3">called Gamma.</text:span></text:p>
      <text:p text:style-name="P6"><text:tab/>Then I made a map from data constructors and term identifiers to their most general polymorphic types, called beta.</text:p>
      <text:p text:style-name="P6"><text:tab/><text:span text:style-name="T2">The first part was converting the T data structure into </text:span>beta, which is more<text:span text:style-name="T2"> suited for type inferencing.</text:span></text:p>
      <text:p text:style-name="P10"><text:tab/><text:span text:style-name="T4">Something to note is that for GHC:</text:span></text:p>
      <text:p text:style-name="P9"><text:span text:style-name="T4">f x = y x</text:span></text:p>
      <text:p text:style-name="P8"><text:span text:style-name="T4">y x = f x</text:span></text:p>
      <text:p text:style-name="P6"><text:span text:style-name="T4">This set of functions is allowed. When run, the function just simply runs forever.</text:span></text:p>
      <text:p text:style-name="P6"><text:tab/><text:span text:style-name="T5">Another thing to note is that the</text:span></text:p>
      <text:p text:style-name="P12">[context =&gt;]</text:p>
      <text:p text:style-name="P13">part of the syntax for the types is deprecated.</text:p>
      <text:p text:style-name="P11"><text:a xlink:type="simple" xlink:href="https://stackoverflow.com/questions/9345589/guards-vs-if-then-else-vs-cases-in-haskell" text:style-name="Internet_20_link" text:visited-style-name="Visited_20_Internet_20_Link">https://stackoverflow.com/questions/9345589/guards-vs-if-then-else-vs-cases-in-haskell</text:a></text:p>
      <text:p text:style-name="P11"><text:tab/><text:span text:style-name="T6">For functions, function guards, cases, and if-then-else are all equivalent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Bradley Morrel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10-15T21:46:22.826594938</dc:date>
    <meta:editing-duration>PT1H25M</meta:editing-duration>
    <meta:editing-cycles>23</meta:editing-cycles>
    <meta:document-statistic meta:table-count="0" meta:image-count="0" meta:object-count="0" meta:page-count="1" meta:paragraph-count="18" meta:word-count="145" meta:character-count="962" meta:non-whitespace-character-count="827"/>
  </office:meta>
</office:document-meta>
</file>